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75.0pt"/>
    </style:style>
    <style:style style:name="co5" style:family="table-column">
      <style:table-column-properties fo:break-before="auto" style:column-width="231.75pt"/>
    </style:style>
    <style:style style:name="co6" style:family="table-column">
      <style:table-column-properties fo:break-before="auto" style:column-width="307.5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162.75pt"/>
    </style:style>
    <style:style style:name="co9" style:family="table-column">
      <style:table-column-properties fo:break-before="auto" style:column-width="284.25pt"/>
    </style:style>
    <style:style style:name="co10" style:family="table-column">
      <style:table-column-properties fo:break-before="auto" style:column-width="315.7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64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89pt"/>
    </style:style>
    <style:style style:name="ro9" style:family="table-row">
      <style:table-row-properties fo:break-before="auto" style:row-height="51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65515">
          <table:table-cell table:number-columns-repeated="1024"/>
        </table:table-row>
      </table:table>
      <table:table table:name="PRS_" table:style-name="ta0">
        <office:forms form:automatic-focus="false" form:apply-design-mode="false">
          <form:form form:control-implementation="ooo:com.sun.star.form.component.Form"/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 des livres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Copiant llibre...</text:p>
          </table:table-cell>
          <table:table-cell table:style-name="ce23"/>
          <table:table-cell table:style-name="ce23" office:value-type="string">
            <office:annotation draw:style-name="gr0" draw:z-index="0" svg:x="4.15625in" svg:y="2.21875in" svg:width="1.3333334in" svg:height="0.7708333in">
              <text:p>Bearbeitung --Mark.Nord Montag, 25. April 2011 15:39:40</text:p>
            </office:annotation>
            <text:p>Kopiere Buch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/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Error en copiar el llibre</text:p>
          </table:table-cell>
          <table:table-cell table:style-name="ce23"/>
          <table:table-cell table:style-name="ce23" office:value-type="string">
            <text:p>Fehler beim Buch Kopieren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/>
          <table:table-cell table:number-columns-repeated="4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/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1" office:value-type="string">
            <text:p>Copiar a Memòria Interna i obrir</text:p>
          </table:table-cell>
          <table:table-cell/>
          <table:table-cell table:style-name="ce23" office:value-type="string">
            <text:p>In IM kopieren &amp; öffnen</text:p>
          </table:table-cell>
          <table:table-cell table:style-name="ce21" office:value-type="string">
            <text:p>Copia a Memoria Interna y abre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1" office:value-type="string">
            <text:p>Copia arxius a la memòria interna i els obre</text:p>
          </table:table-cell>
          <table:table-cell/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/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jména soubor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/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sactivat (carrega cache)</text:p>
          </table:table-cell>
          <table:table-cell table:style-name="ce23"/>
          <table:table-cell table:style-name="ce23" office:value-type="string">
            <text:p>Deaktiviert (Cache wird geladen)</text:p>
          </table:table-cell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/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/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/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/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/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/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/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/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/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/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de droite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de droite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zoom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'Suivant' barre de droite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de droite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number-columns-repeated="2" table:style-name="ce23" office:value-type="string">
            <text:p>Zoom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в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À tout moment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LRF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number-columns-repeated="2"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 в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number-columns-repeated="2"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/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/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/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/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/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/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/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/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/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/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/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/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/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6529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